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4135602</text:p>
          </table:table-cell>
          <table:table-cell office:value-type="string" calcext:value-type="string">
            <text:p>2024-10-30 1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492" calcext:value-type="float">
            <text:p>12.69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5602</text:p>
          </table:table-cell>
          <table:table-cell office:value-type="string" calcext:value-type="string">
            <text:p>2024-02-23 17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9288" calcext:value-type="float">
            <text:p>15.63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5602</text:p>
          </table:table-cell>
          <table:table-cell office:value-type="string" calcext:value-type="string">
            <text:p>2022-10-26 18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912" calcext:value-type="float">
            <text:p>15.8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5602</text:p>
          </table:table-cell>
          <table:table-cell office:value-type="string" calcext:value-type="string">
            <text:p>2020-10-20 15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4112" calcext:value-type="float">
            <text:p>11.56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5602</text:p>
          </table:table-cell>
          <table:table-cell office:value-type="string" calcext:value-type="string">
            <text:p>2019-10-03 13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1136" calcext:value-type="float">
            <text:p>9.85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5602</text:p>
          </table:table-cell>
          <table:table-cell office:value-type="string" calcext:value-type="string">
            <text:p>2018-10-04 18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452" calcext:value-type="float">
            <text:p>13.30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5602</text:p>
          </table:table-cell>
          <table:table-cell office:value-type="string" calcext:value-type="string">
            <text:p>2017-10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4216" calcext:value-type="float">
            <text:p>11.63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5602</text:p>
          </table:table-cell>
          <table:table-cell office:value-type="string" calcext:value-type="string">
            <text:p>2016-10-17 15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13936" calcext:value-type="float">
            <text:p>17.01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5602</text:p>
          </table:table-cell>
          <table:table-cell office:value-type="string" calcext:value-type="string">
            <text:p>2015-11-30 15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44088" calcext:value-type="float">
            <text:p>15.94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5602</text:p>
          </table:table-cell>
          <table:table-cell office:value-type="string" calcext:value-type="string">
            <text:p>2014-10-02 21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508" calcext:value-type="float">
            <text:p>13.97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5602</text:p>
          </table:table-cell>
          <table:table-cell office:value-type="string" calcext:value-type="string">
            <text:p>2012-10-17 15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7784" calcext:value-type="float">
            <text:p>11.98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5602</text:p>
          </table:table-cell>
          <table:table-cell office:value-type="string" calcext:value-type="string">
            <text:p>2011-10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7104" calcext:value-type="float">
            <text:p>14.167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5602</text:p>
          </table:table-cell>
          <table:table-cell office:value-type="string" calcext:value-type="string">
            <text:p>2011-0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0504" calcext:value-type="float">
            <text:p>10.89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5602</text:p>
          </table:table-cell>
          <table:table-cell office:value-type="string" calcext:value-type="string">
            <text:p>2010-03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4688" calcext:value-type="float">
            <text:p>9.314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5602</text:p>
          </table:table-cell>
          <table:table-cell office:value-type="string" calcext:value-type="string">
            <text:p>2009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7824" calcext:value-type="float">
            <text:p>12.30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5602</text:p>
          </table:table-cell>
          <table:table-cell office:value-type="string" calcext:value-type="string">
            <text:p>2006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6656" calcext:value-type="float">
            <text:p>12.10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5602</text:p>
          </table:table-cell>
          <table:table-cell office:value-type="string" calcext:value-type="string">
            <text:p>2005-1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0908" calcext:value-type="float">
            <text:p>19.30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5602</text:p>
          </table:table-cell>
          <table:table-cell office:value-type="string" calcext:value-type="string">
            <text:p>2005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64" calcext:value-type="float">
            <text:p>16.9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5602</text:p>
          </table:table-cell>
          <table:table-cell office:value-type="string" calcext:value-type="string">
            <text:p>2003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6064" calcext:value-type="float">
            <text:p>9.656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5602</text:p>
          </table:table-cell>
          <table:table-cell office:value-type="string" calcext:value-type="string">
            <text:p>2002-1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6768" calcext:value-type="float">
            <text:p>10.716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5602</text:p>
          </table:table-cell>
          <table:table-cell office:value-type="string" calcext:value-type="string">
            <text:p>2001-1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712" calcext:value-type="float">
            <text:p>11.2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5602</text:p>
          </table:table-cell>
          <table:table-cell office:value-type="string" calcext:value-type="string">
            <text:p>2001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6744" calcext:value-type="float">
            <text:p>11.286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5602</text:p>
          </table:table-cell>
          <table:table-cell office:value-type="string" calcext:value-type="string">
            <text:p>2000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852" calcext:value-type="float">
            <text:p>11.01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5602</text:p>
          </table:table-cell>
          <table:table-cell office:value-type="string" calcext:value-type="string">
            <text:p>1999-05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976" calcext:value-type="float">
            <text:p>13.3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5602</text:p>
          </table:table-cell>
          <table:table-cell office:value-type="string" calcext:value-type="string">
            <text:p>1999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6016" calcext:value-type="float">
            <text:p>10.796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5602</text:p>
          </table:table-cell>
          <table:table-cell office:value-type="string" calcext:value-type="string">
            <text:p>1998-0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3816" calcext:value-type="float">
            <text:p>16.05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5602</text:p>
          </table:table-cell>
          <table:table-cell office:value-type="string" calcext:value-type="string">
            <text:p>1997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2744" calcext:value-type="float">
            <text:p>9.762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5602</text:p>
          </table:table-cell>
          <table:table-cell office:value-type="string" calcext:value-type="string">
            <text:p>1996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284" calcext:value-type="float">
            <text:p>11.292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5602</text:p>
          </table:table-cell>
          <table:table-cell office:value-type="string" calcext:value-type="string">
            <text:p>1995-0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584" calcext:value-type="float">
            <text:p>16.2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5602</text:p>
          </table:table-cell>
          <table:table-cell office:value-type="string" calcext:value-type="string">
            <text:p>1994-0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928" calcext:value-type="float">
            <text:p>13.2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5602</text:p>
          </table:table-cell>
          <table:table-cell office:value-type="string" calcext:value-type="string">
            <text:p>1992-1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6816" calcext:value-type="float">
            <text:p>9.576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5602</text:p>
          </table:table-cell>
          <table:table-cell office:value-type="string" calcext:value-type="string">
            <text:p>1992-0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456" calcext:value-type="float">
            <text:p>9.8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5602</text:p>
          </table:table-cell>
          <table:table-cell office:value-type="string" calcext:value-type="string">
            <text:p>1991-0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0656" calcext:value-type="float">
            <text:p>13.630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5602</text:p>
          </table:table-cell>
          <table:table-cell office:value-type="string" calcext:value-type="string">
            <text:p>1990-03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9112" calcext:value-type="float">
            <text:p>13.469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5602</text:p>
          </table:table-cell>
          <table:table-cell office:value-type="string" calcext:value-type="string">
            <text:p>1989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504" calcext:value-type="float">
            <text:p>13.6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5602</text:p>
          </table:table-cell>
          <table:table-cell office:value-type="string" calcext:value-type="string">
            <text:p>1988-0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3896" calcext:value-type="float">
            <text:p>12.883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5602</text:p>
          </table:table-cell>
          <table:table-cell office:value-type="string" calcext:value-type="string">
            <text:p>1987-03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5984" calcext:value-type="float">
            <text:p>12.82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5602</text:p>
          </table:table-cell>
          <table:table-cell office:value-type="string" calcext:value-type="string">
            <text:p>1986-04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4728" calcext:value-type="float">
            <text:p>13.444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5602</text:p>
          </table:table-cell>
          <table:table-cell office:value-type="string" calcext:value-type="string">
            <text:p>1985-03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072" calcext:value-type="float">
            <text:p>13.3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5602</text:p>
          </table:table-cell>
          <table:table-cell office:value-type="string" calcext:value-type="string">
            <text:p>1981-04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3728" calcext:value-type="float">
            <text:p>13.06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5602</text:p>
          </table:table-cell>
          <table:table-cell office:value-type="string" calcext:value-type="string">
            <text:p>1979-03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912" calcext:value-type="float">
            <text:p>12.0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5602</text:p>
          </table:table-cell>
          <table:table-cell office:value-type="string" calcext:value-type="string">
            <text:p>1978-03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6056" calcext:value-type="float">
            <text:p>11.116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5602</text:p>
          </table:table-cell>
          <table:table-cell office:value-type="string" calcext:value-type="string">
            <text:p>1977-03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184" calcext:value-type="float">
            <text:p>10.9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5602</text:p>
          </table:table-cell>
          <table:table-cell office:value-type="string" calcext:value-type="string">
            <text:p>1976-03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04" calcext:value-type="float">
            <text:p>10.8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5602</text:p>
          </table:table-cell>
          <table:table-cell office:value-type="string" calcext:value-type="string">
            <text:p>1975-04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3264" calcext:value-type="float">
            <text:p>10.113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5602</text:p>
          </table:table-cell>
          <table:table-cell office:value-type="string" calcext:value-type="string">
            <text:p>1974-03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032" calcext:value-type="float">
            <text:p>10.1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5602</text:p>
          </table:table-cell>
          <table:table-cell office:value-type="string" calcext:value-type="string">
            <text:p>1974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652" calcext:value-type="float">
            <text:p>10.256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5602</text:p>
          </table:table-cell>
          <table:table-cell office:value-type="string" calcext:value-type="string">
            <text:p>1973-1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5664" calcext:value-type="float">
            <text:p>10.265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5602</text:p>
          </table:table-cell>
          <table:table-cell office:value-type="string" calcext:value-type="string">
            <text:p>1973-1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3952" calcext:value-type="float">
            <text:p>10.283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5602</text:p>
          </table:table-cell>
          <table:table-cell office:value-type="string" calcext:value-type="string">
            <text:p>1973-10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1488" calcext:value-type="float">
            <text:p>10.38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5602</text:p>
          </table:table-cell>
          <table:table-cell office:value-type="string" calcext:value-type="string">
            <text:p>1973-09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368" calcext:value-type="float">
            <text:p>10.3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5602</text:p>
          </table:table-cell>
          <table:table-cell office:value-type="string" calcext:value-type="string">
            <text:p>1973-08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1424" calcext:value-type="float">
            <text:p>10.63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5602</text:p>
          </table:table-cell>
          <table:table-cell office:value-type="string" calcext:value-type="string">
            <text:p>1973-07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4096" calcext:value-type="float">
            <text:p>10.674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5602</text:p>
          </table:table-cell>
          <table:table-cell office:value-type="string" calcext:value-type="string">
            <text:p>1973-06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0296" calcext:value-type="float">
            <text:p>10.750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5602</text:p>
          </table:table-cell>
          <table:table-cell office:value-type="string" calcext:value-type="string">
            <text:p>1973-05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992" calcext:value-type="float">
            <text:p>10.7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5602</text:p>
          </table:table-cell>
          <table:table-cell office:value-type="string" calcext:value-type="string">
            <text:p>1973-04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516" calcext:value-type="float">
            <text:p>10.80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5602</text:p>
          </table:table-cell>
          <table:table-cell office:value-type="string" calcext:value-type="string">
            <text:p>1973-0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752" calcext:value-type="float">
            <text:p>10.6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5602</text:p>
          </table:table-cell>
          <table:table-cell office:value-type="string" calcext:value-type="string">
            <text:p>1973-0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8648" calcext:value-type="float">
            <text:p>10.51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5602</text:p>
          </table:table-cell>
          <table:table-cell office:value-type="string" calcext:value-type="string">
            <text:p>1973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7208" calcext:value-type="float">
            <text:p>10.427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5602</text:p>
          </table:table-cell>
          <table:table-cell office:value-type="string" calcext:value-type="string">
            <text:p>1972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94" calcext:value-type="float">
            <text:p>10.43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5602</text:p>
          </table:table-cell>
          <table:table-cell office:value-type="string" calcext:value-type="string">
            <text:p>1972-1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0736" calcext:value-type="float">
            <text:p>10.46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5602</text:p>
          </table:table-cell>
          <table:table-cell office:value-type="string" calcext:value-type="string">
            <text:p>1972-10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748" calcext:value-type="float">
            <text:p>10.317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5602</text:p>
          </table:table-cell>
          <table:table-cell office:value-type="string" calcext:value-type="string">
            <text:p>1972-09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5768" calcext:value-type="float">
            <text:p>10.335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5602</text:p>
          </table:table-cell>
          <table:table-cell office:value-type="string" calcext:value-type="string">
            <text:p>1972-08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552" calcext:value-type="float">
            <text:p>9.8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5602</text:p>
          </table:table-cell>
          <table:table-cell office:value-type="string" calcext:value-type="string">
            <text:p>1972-07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6" calcext:value-type="float">
            <text:p>9.9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5602</text:p>
          </table:table-cell>
          <table:table-cell office:value-type="string" calcext:value-type="string">
            <text:p>1972-06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6" calcext:value-type="float">
            <text:p>9.9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5602</text:p>
          </table:table-cell>
          <table:table-cell office:value-type="string" calcext:value-type="string">
            <text:p>1972-05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1696" calcext:value-type="float">
            <text:p>10.521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5602</text:p>
          </table:table-cell>
          <table:table-cell office:value-type="string" calcext:value-type="string">
            <text:p>1972-04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932" calcext:value-type="float">
            <text:p>9.79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5602</text:p>
          </table:table-cell>
          <table:table-cell office:value-type="string" calcext:value-type="string">
            <text:p>1972-03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0176" calcext:value-type="float">
            <text:p>9.79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5602</text:p>
          </table:table-cell>
          <table:table-cell office:value-type="string" calcext:value-type="string">
            <text:p>1972-0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1888" calcext:value-type="float">
            <text:p>9.771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5602</text:p>
          </table:table-cell>
          <table:table-cell office:value-type="string" calcext:value-type="string">
            <text:p>1972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936" calcext:value-type="float">
            <text:p>10.1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5602</text:p>
          </table:table-cell>
          <table:table-cell office:value-type="string" calcext:value-type="string">
            <text:p>1971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46" calcext:value-type="float">
            <text:p>10.13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5602</text:p>
          </table:table-cell>
          <table:table-cell office:value-type="string" calcext:value-type="string">
            <text:p>1971-1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2032" calcext:value-type="float">
            <text:p>10.162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5602</text:p>
          </table:table-cell>
          <table:table-cell office:value-type="string" calcext:value-type="string">
            <text:p>1971-10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6248" calcext:value-type="float">
            <text:p>10.366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5602</text:p>
          </table:table-cell>
          <table:table-cell office:value-type="string" calcext:value-type="string">
            <text:p>1971-09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804" calcext:value-type="float">
            <text:p>10.988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5602</text:p>
          </table:table-cell>
          <table:table-cell office:value-type="string" calcext:value-type="string">
            <text:p>1971-08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5472" calcext:value-type="float">
            <text:p>11.015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5602</text:p>
          </table:table-cell>
          <table:table-cell office:value-type="string" calcext:value-type="string">
            <text:p>1971-07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712" calcext:value-type="float">
            <text:p>11.2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5602</text:p>
          </table:table-cell>
          <table:table-cell office:value-type="string" calcext:value-type="string">
            <text:p>1971-06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184" calcext:value-type="float">
            <text:p>10.9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5602</text:p>
          </table:table-cell>
          <table:table-cell office:value-type="string" calcext:value-type="string">
            <text:p>1971-05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2216" calcext:value-type="float">
            <text:p>10.872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5602</text:p>
          </table:table-cell>
          <table:table-cell office:value-type="string" calcext:value-type="string">
            <text:p>1971-04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328" calcext:value-type="float">
            <text:p>11.0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5602</text:p>
          </table:table-cell>
          <table:table-cell office:value-type="string" calcext:value-type="string">
            <text:p>1971-03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5224" calcext:value-type="float">
            <text:p>10.555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5602</text:p>
          </table:table-cell>
          <table:table-cell office:value-type="string" calcext:value-type="string">
            <text:p>1971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5904" calcext:value-type="float">
            <text:p>8.37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5602</text:p>
          </table:table-cell>
          <table:table-cell office:value-type="string" calcext:value-type="string">
            <text:p>1971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5602</text:p>
          </table:table-cell>
          <table:table-cell office:value-type="string" calcext:value-type="string">
            <text:p>1970-1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5602</text:p>
          </table:table-cell>
          <table:table-cell office:value-type="string" calcext:value-type="string">
            <text:p>1970-1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072" calcext:value-type="float">
            <text:p>9.5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5602</text:p>
          </table:table-cell>
          <table:table-cell office:value-type="string" calcext:value-type="string">
            <text:p>1970-10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168" calcext:value-type="float">
            <text:p>9.6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5602</text:p>
          </table:table-cell>
          <table:table-cell office:value-type="string" calcext:value-type="string">
            <text:p>1970-09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312" calcext:value-type="float">
            <text:p>9.7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5602</text:p>
          </table:table-cell>
          <table:table-cell office:value-type="string" calcext:value-type="string">
            <text:p>1970-08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12" calcext:value-type="float">
            <text:p>9.6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5602</text:p>
          </table:table-cell>
          <table:table-cell office:value-type="string" calcext:value-type="string">
            <text:p>1970-07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736" calcext:value-type="float">
            <text:p>9.3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5602</text:p>
          </table:table-cell>
          <table:table-cell office:value-type="string" calcext:value-type="string">
            <text:p>1970-06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208" calcext:value-type="float">
            <text:p>9.0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5602</text:p>
          </table:table-cell>
          <table:table-cell office:value-type="string" calcext:value-type="string">
            <text:p>1970-05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4272" calcext:value-type="float">
            <text:p>9.03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5602</text:p>
          </table:table-cell>
          <table:table-cell office:value-type="string" calcext:value-type="string">
            <text:p>1970-03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3664" calcext:value-type="float">
            <text:p>9.503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5602</text:p>
          </table:table-cell>
          <table:table-cell office:value-type="string" calcext:value-type="string">
            <text:p>1970-0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5456" calcext:value-type="float">
            <text:p>10.12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5602</text:p>
          </table:table-cell>
          <table:table-cell office:value-type="string" calcext:value-type="string">
            <text:p>1970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092" calcext:value-type="float">
            <text:p>11.170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5602</text:p>
          </table:table-cell>
          <table:table-cell office:value-type="string" calcext:value-type="string">
            <text:p>1969-1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0816" calcext:value-type="float">
            <text:p>11.100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5602</text:p>
          </table:table-cell>
          <table:table-cell office:value-type="string" calcext:value-type="string">
            <text:p>1969-10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336" calcext:value-type="float">
            <text:p>11.6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5602</text:p>
          </table:table-cell>
          <table:table-cell office:value-type="string" calcext:value-type="string">
            <text:p>1969-09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384" calcext:value-type="float">
            <text:p>11.6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5602</text:p>
          </table:table-cell>
          <table:table-cell office:value-type="string" calcext:value-type="string">
            <text:p>1969-03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144" calcext:value-type="float">
            <text:p>11.5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5602</text:p>
          </table:table-cell>
          <table:table-cell office:value-type="string" calcext:value-type="string">
            <text:p>1968-03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0312" calcext:value-type="float">
            <text:p>11.64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5602</text:p>
          </table:table-cell>
          <table:table-cell office:value-type="string" calcext:value-type="string">
            <text:p>1968-0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1584" calcext:value-type="float">
            <text:p>11.91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5602</text:p>
          </table:table-cell>
          <table:table-cell office:value-type="string" calcext:value-type="string">
            <text:p>1968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008" calcext:value-type="float">
            <text:p>12.0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5602</text:p>
          </table:table-cell>
          <table:table-cell office:value-type="string" calcext:value-type="string">
            <text:p>1967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2168" calcext:value-type="float">
            <text:p>12.01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5602</text:p>
          </table:table-cell>
          <table:table-cell office:value-type="string" calcext:value-type="string">
            <text:p>1967-1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4736" calcext:value-type="float">
            <text:p>11.98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5602</text:p>
          </table:table-cell>
          <table:table-cell office:value-type="string" calcext:value-type="string">
            <text:p>1967-10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9392" calcext:value-type="float">
            <text:p>11.89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5602</text:p>
          </table:table-cell>
          <table:table-cell office:value-type="string" calcext:value-type="string">
            <text:p>1967-09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2336" calcext:value-type="float">
            <text:p>11.83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5602</text:p>
          </table:table-cell>
          <table:table-cell office:value-type="string" calcext:value-type="string">
            <text:p>1967-08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672" calcext:value-type="float">
            <text:p>11.8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5602</text:p>
          </table:table-cell>
          <table:table-cell office:value-type="string" calcext:value-type="string">
            <text:p>1967-06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9936" calcext:value-type="float">
            <text:p>11.67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5602</text:p>
          </table:table-cell>
          <table:table-cell office:value-type="string" calcext:value-type="string">
            <text:p>1967-06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0584" calcext:value-type="float">
            <text:p>11.53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5602</text:p>
          </table:table-cell>
          <table:table-cell office:value-type="string" calcext:value-type="string">
            <text:p>1967-05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048" calcext:value-type="float">
            <text:p>11.4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5602</text:p>
          </table:table-cell>
          <table:table-cell office:value-type="string" calcext:value-type="string">
            <text:p>1967-04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8456" calcext:value-type="float">
            <text:p>11.268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5602</text:p>
          </table:table-cell>
          <table:table-cell office:value-type="string" calcext:value-type="string">
            <text:p>1967-0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616" calcext:value-type="float">
            <text:p>11.1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5602</text:p>
          </table:table-cell>
          <table:table-cell office:value-type="string" calcext:value-type="string">
            <text:p>1966-1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044" calcext:value-type="float">
            <text:p>11.140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5602</text:p>
          </table:table-cell>
          <table:table-cell office:value-type="string" calcext:value-type="string">
            <text:p>1966-04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4616" calcext:value-type="float">
            <text:p>11.024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5602</text:p>
          </table:table-cell>
          <table:table-cell office:value-type="string" calcext:value-type="string">
            <text:p>1966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1904" calcext:value-type="float">
            <text:p>10.661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45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606" meta:object-count="0"/>
    <meta:user-defined meta:name="AppVersion">3.0</meta:user-defined>
  </office:meta>
</office:document-meta>
</file>